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bbc38" officeooo:paragraph-rsid="000bbc38"/>
    </style:style>
    <style:style style:name="P2" style:family="paragraph" style:parent-style-name="Heading_20_1">
      <style:paragraph-properties fo:text-align="center" style:justify-single-word="false"/>
      <style:text-properties officeooo:rsid="000bbc38" officeooo:paragraph-rsid="000bbc38"/>
    </style:style>
    <style:style style:name="P3" style:family="paragraph" style:parent-style-name="Standard">
      <style:text-properties officeooo:rsid="0001a6ee" officeooo:paragraph-rsid="000b0536"/>
    </style:style>
    <style:style style:name="P4" style:family="paragraph" style:parent-style-name="Standard">
      <style:text-properties officeooo:rsid="0001a6ee" officeooo:paragraph-rsid="000bbc38"/>
    </style:style>
    <style:style style:name="P5" style:family="paragraph" style:parent-style-name="Standard">
      <style:text-properties officeooo:rsid="000502c7" officeooo:paragraph-rsid="000b0536"/>
    </style:style>
    <style:style style:name="P6" style:family="paragraph" style:parent-style-name="Standard">
      <style:text-properties officeooo:rsid="000b0536" officeooo:paragraph-rsid="000b0536"/>
    </style:style>
    <style:style style:name="P7" style:family="paragraph" style:parent-style-name="Standard">
      <style:text-properties officeooo:rsid="000b0536" officeooo:paragraph-rsid="000bbc38"/>
    </style:style>
    <style:style style:name="P8" style:family="paragraph" style:parent-style-name="Standard">
      <style:text-properties fo:font-weight="bold" officeooo:rsid="000b0536" officeooo:paragraph-rsid="000b0536" style:font-weight-asian="bold" style:font-weight-complex="bold"/>
    </style:style>
    <style:style style:name="P9" style:family="paragraph" style:parent-style-name="Standard">
      <style:text-properties fo:font-weight="bold" officeooo:rsid="000b0536" officeooo:paragraph-rsid="000bbc38" style:font-weight-asian="bold" style:font-weight-complex="bold"/>
    </style:style>
    <style:style style:name="P10" style:family="paragraph" style:parent-style-name="Standard">
      <style:text-properties fo:font-weight="bold" officeooo:rsid="0001a6ee" officeooo:paragraph-rsid="000bbc38" style:font-weight-asian="bold" style:font-weight-complex="bold"/>
    </style:style>
    <style:style style:name="T1" style:family="text">
      <style:text-properties officeooo:rsid="0003a446"/>
    </style:style>
    <style:style style:name="T2" style:family="text">
      <style:text-properties officeooo:rsid="000bb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routines Quiz</text:h>
      <text:p text:style-name="P1">Name________________________________________</text:p>
      <text:p text:style-name="P8"><text:span text:style-name="T2">1</text:span>.<text:span text:style-name="T2"> 6pts</text:span></text:p>
      <text:p text:style-name="P5">How do coroutines switch threads after a suspend? <text:s/>Does the new thread need access to the old thread's RTS?</text:p>
      <text:p text:style-name="P3"/>
      <text:p text:style-name="P3"/>
      <text:p text:style-name="P3"/>
      <text:p text:style-name="P10"><text:span text:style-name="T2">2. 9pts</text:span></text:p>
      <text:p text:style-name="P4">What would be the effect of running *all* async, la<text:span text:style-name="T2">unch, withContext </text:span>etc calls<text:span text:style-name="T2"> under a CoroutineScope</text:span> <text:span text:style-name="T1">without ever specifying a <text:s/>Dispatcher? <text:s/>Would things block? <text:s text:c="2"/>Would any inefficiency arise? <text:s/>Explain your answer.</text:span></text:p>
      <text:p text:style-name="P3"/>
      <text:p text:style-name="P3"/>
      <text:p text:style-name="P5"/>
      <text:p text:style-name="P5"/>
      <text:p text:style-name="P9">3. <text:span text:style-name="T2">10pts</text:span></text:p>
      <text:p text:style-name="P7">Assume in the following code that fA, fB, etc. are all suspend functions. <text:s/>How many distinct continuation objects will result from the launch call by the time it has completed? <text:s/>(Note, the answer is not 4.) <text:s/>Explain your answer.</text:p>
      <text:p text:style-name="P6"/>
      <text:p text:style-name="Preformatted_20_Text">launch() {</text:p>
      <text:p text:style-name="Preformatted_20_Text"><text:s text:c="3"/>fA();</text:p>
      <text:p text:style-name="Preformatted_20_Text"><text:s text:c="3"/>fB();</text:p>
      <text:p text:style-name="Preformatted_20_Text"><text:s text:c="3"/>fC();</text:p>
      <text:p text:style-name="Preformatted_20_Text"><text:s text:c="3"/>fD();</text:p>
      <text:p text:style-name="Preformatted_20_Text">}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5T11:35:09.669000000</meta:creation-date>
    <dc:date>2022-04-25T12:12:08.673000000</dc:date>
    <meta:editing-duration>PT26M48S</meta:editing-duration>
    <meta:editing-cycles>1</meta:editing-cycles>
    <meta:document-statistic meta:table-count="0" meta:image-count="0" meta:object-count="0" meta:page-count="1" meta:paragraph-count="14" meta:word-count="105" meta:character-count="674" meta:non-whitespace-character-count="562"/>
    <meta:generator>LibreOffice/6.3.5.2$Windows_X86_64 LibreOffice_project/dd0751754f11728f69b42ee2af66670068624673</meta:generator>
  </office:meta>
</office:document-meta>
</file>